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4.5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game_u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clock = pygame.time.Clock(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nake/snake.py</text:p>
          </table:table-cell>
          <table:table-cell office:value-type="string" calcext:value-type="string">
            <text:p>fenetre=pygame.display.set_mode((0,0)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import pygame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display.flip(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pygame.display.set_caption("Invaders"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init(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pygame.quit(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creen = pygame.display.set_mode((600, 400), <text:s/>pygame.RESIZABLE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PacMan/PacMan_ch6.py</text:p>
          </table:table-cell>
          <table:table-cell office:value-type="string" calcext:value-type="string">
            <text:p>screen = pygame.display.set_mode((width, height)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Labyrinthe/labyrinthe.py</text:p>
          </table:table-cell>
          <table:table-cell office:value-type="string" calcext:value-type="string">
            <text:p>screen=pygame.display.set_mode((LARGEUR,HAUTEUR)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uildingblock.md</text:p>
          </table:table-cell>
          <table:table-cell office:value-type="string" calcext:value-type="string">
            <text:p>self.screen = pygame.Surface((self.gameWidth, self.gameHeight)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piro/spiro.py</text:p>
          </table:table-cell>
          <table:table-cell office:value-type="string" calcext:value-type="string">
            <text:p>trace_surface = pygame.Surface((800, 600))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elf.font = pygame.font.Font(None, 100)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spiro/spiro.py</text:p>
          </table:table-cell>
          <table:table-cell office:value-type="string" calcext:value-type="string">
            <text:p>pygame.draw.circle(screen, BLUE, (int(small_x), int(small_y)), 4)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piro/spiro.py</text:p>
          </table:table-cell>
          <table:table-cell office:value-type="string" calcext:value-type="string">
            <text:p>pygame.draw.line(screen, BLUE, (int(small_x), int(small_y)),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pygame.draw.polygon(self.image,(0,127,0),((0,19),(15,0),(29,19)))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nake/snake.py</text:p>
          </table:table-cell>
          <table:table-cell office:value-type="string" calcext:value-type="string">
            <text:p>pygame.draw.rect(fenetre,COULEUR_BORD, (marge_x-2,marge_y-2,n_cases*taille_case+4,n_cases*taille_case+4),2)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if e.type == pygame.QUIT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buildingblock.md</text:p>
          </table:table-cell>
          <table:table-cell office:value-type="string" calcext:value-type="string">
            <text:p>if e.type == pygame.VIDEORESIZE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Labyrinthe/labyrinthe.py</text:p>
          </table:table-cell>
          <table:table-cell office:value-type="string" calcext:value-type="string">
            <text:p>if e.type==pygame.KEYDOWN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event.get()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if not pygame.key.get_focused()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creen.blit(pygame.transform.scale_by(self.gameSurface, self.scale),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PacMan/PacMan_ch3.py</text:p>
          </table:table-cell>
          <table:table-cell office:value-type="string" calcext:value-type="string">
            <text:p>self.images.append(pygame.transform.scale(image, (taille, taille)))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PacMan/PacMan_ch3.py</text:p>
          </table:table-cell>
          <table:table-cell office:value-type="string" calcext:value-type="string">
            <text:p>image = pygame.image.load(os.path.join(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image = pygame.Surface((16, 16))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buildingblock.md</text:p>
          </table:table-cell>
          <table:table-cell office:value-type="string" calcext:value-type="string">
            <text:p>image = pygame.Surface((32, 32), flags=pygame.SRCALPHA)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SmallBattle/SmallBattle.py</text:p>
          </table:table-cell>
          <table:table-cell office:value-type="string" calcext:value-type="string">
            <text:p>image = pygame.Surface((GRIDSIZE, GRIDSIZE), flags=pygame.SRCALPHA)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buildingblock.md</text:p>
          </table:table-cell>
          <table:table-cell office:value-type="string" calcext:value-type="string">
            <text:p>if px &lt; 31 and keys[pygame.K_RIGHT]</text:p>
          </table:table-cell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keys = pygame.key.get_pressed()</text:p>
          </table:table-cell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SmallBattle/SmallBattle.py</text:p>
          </table:table-cell>
          <table:table-cell office:value-type="string" calcext:value-type="string">
            <text:p>keys[pygame.K_DOWN]</text:p>
          </table:table-cell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display_info = pygame.display.Info(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if pygame.Rect.colliderect(brick.Rect(), ballrect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Jump/jump.py</text:p>
          </table:table-cell>
          <table:table-cell office:value-type="string" calcext:value-type="string">
            <text:p>perdu = b.colliderect(pygame.Rect(xp-40, yp-40, 80, 80)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PacMan/PacMan_ch3.py</text:p>
          </table:table-cell>
          <table:table-cell office:value-type="string" calcext:value-type="string">
            <text:p>return pygame.Rect(self.positionX, self.positionY, self.taille, self.taille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SmallBattle/SmallBattle.py</text:p>
          </table:table-cell>
          <table:table-cell office:value-type="string" calcext:value-type="string">
            <text:p>self.rect=pygame.Rect(0,0,GRIDSIZE,GRIDSIZE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pygame.Rect.colliderect(brick.Rect(), self.ball.Rect()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Jump/jump.py</text:p>
          </table:table-cell>
          <table:table-cell office:value-type="string" calcext:value-type="string">
            <text:p>pygame.Rect(xb, yb, sb, 60)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import pygame.midi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midi = pygame.midi.Output(0)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midi.init()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pygame.mixer.init()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elf.beep = pygame.mixer.Sound("ping.wav")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elf.color = pygame.Color(BRICK.colors[life])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class Bombe(pygame.sprite.Sprite)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ennemis=pygame.sprite.Group()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if len(pygame.sprite.spritecollide(player,bombes,False))&gt;0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invaders/invaders.py</text:p>
          </table:table-cell>
          <table:table-cell office:value-type="string" calcext:value-type="string">
            <text:p>pygame.sprite.groupcollide(missiles,bombes,True,True)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SmallBattle/SmallBattle.py</text:p>
          </table:table-cell>
          <table:table-cell office:value-type="string" calcext:value-type="string">
            <text:p>self.allSprites=pygame.sprite.Group(self.player)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PacMan/PacMan_ch3.py</text:p>
          </table:table-cell>
          <table:table-cell office:value-type="string" calcext:value-type="string">
            <text:p>font = pygame.font.Font(None, 100)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nake/snake.py</text:p>
          </table:table-cell>
          <table:table-cell office:value-type="string" calcext:value-type="string">
            <text:p>pygame.font.Font(None,100)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font.init()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bomber/bomber.py</text:p>
          </table:table-cell>
          <table:table-cell office:value-type="string" calcext:value-type="string">
            <text:p>pygame.font.SysFont("Courier", 30, bold=True, )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breakout/breakout.py</text:p>
          </table:table-cell>
          <table:table-cell office:value-type="string" calcext:value-type="string">
            <text:p>self.fontGui = pygame.font.Font(None, 32)</text:p>
          </table:table-cell>
          <table:table-cell office:value-type="string" calcext:value-type="string">
            <text:p>text</text:p>
          </table:table-cell>
        </table:table-row>
      </table:table>
      <table:named-expressions/>
      <table:database-ranges>
        <table:database-range table:name="__Anonymous_Sheet_DB__0" table:target-range-address="pygame_use.A1:pygame_use.C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1-02T09:03:17.789000000</dc:date>
    <meta:editing-duration>PT28M31S</meta:editing-duration>
    <meta:editing-cycles>1</meta:editing-cycles>
    <meta:document-statistic meta:table-count="1" meta:cell-count="162" meta:object-count="0"/>
    <meta:generator>LibreOffice/7.4.6.2$Windows_X86_64 LibreOffice_project/5b1f5509c2decdade7fda905e3e1429a67acd63d</meta:generator>
  </office:meta>
</office:document-meta>
</file>